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" style:family="graphic" style:parent-style-name="Objet_20_sans_20_remplissage_20_et_20_sans_20_ligne">
      <style:graphic-properties draw:fill="solid" draw:fill-color="#ffff00" draw:textarea-horizontal-align="center" draw:textarea-vertical-align="middle" draw:ole-draw-aspect="1" style:protect="size"/>
    </style:style>
    <style:style style:name="pr1" style:family="presentation" style:parent-style-name="Standard-title">
      <style:graphic-properties draw:fill="solid" draw:fill-color="#dddddd" fo:min-height="5.20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title">
      <style:graphic-properties draw:fill="solid" draw:fill-color="#dddddd" fo:min-height="2.629cm"/>
      <style:paragraph-properties style:writing-mode="lr-tb"/>
    </style:style>
    <style:style style:name="P1" style:family="paragraph">
      <loext:graphic-properties draw:fill="solid" draw:fill-color="#dddddd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solid"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5.209cm" svg:x="1.401cm" svg:y="4.6cm" presentation:class="title" presentation:user-transformed="true">
          <draw:text-box>
            <text:p>Automatism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5.209cm" svg:x="1.2cm" svg:y="4.459cm" presentation:class="title" presentation:user-transformed="true">
          <draw:text-box>
            <text:p>Donner la réponse<text:line-break/> sans justificat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5</text:p>
          </draw:text-box>
        </draw:frame>
        <draw:frame draw:style-name="gr2" draw:text-style-name="P4" draw:layer="layout" svg:width="17.74cm" svg:height="6.015cm" svg:x="2.969cm" svg:y="3.25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1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4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2" draw:text-style-name="P4" draw:layer="layout" svg:width="20.022cm" svg:height="8.216cm" svg:x="3.772cm" svg:y="3.25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N°3</text:p>
          </draw:text-box>
        </draw:frame>
        <draw:frame draw:style-name="gr2" draw:text-style-name="P4" draw:layer="layout" svg:width="22.693cm" svg:height="6.015cm" svg:x="3.097cm" svg:y="3.35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2</text:p>
          </draw:text-box>
        </draw:frame>
        <draw:frame draw:style-name="gr2" draw:text-style-name="P4" draw:layer="layout" svg:width="22.06cm" svg:height="8.868cm" svg:x="3.691cm" svg:y="3.3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3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draw:frame draw:style-name="gr2" draw:text-style-name="P4" draw:layer="layout" svg:width="20.063cm" svg:height="8.31cm" svg:x="3.692cm" svg:y="3.33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" draw:layer="layout" svg:width="25.199cm" svg:height="2.629cm" svg:x="1.4cm" svg:y="5.771cm" presentation:class="title" presentation:user-transformed="true">
          <draw:text-box>
            <text:p>CORRECTIO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5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1</text:p>
          </draw:text-box>
        </draw:frame>
        <draw:frame draw:style-name="gr3" draw:text-style-name="P6" draw:layer="layout" svg:width="2.873cm" svg:height="2.337cm" svg:x="15.238cm" svg:y="4.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4" draw:layer="layout" svg:width="10.727cm" svg:height="3.608cm" svg:x="2.97cm" svg:y="3.25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3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3" draw:text-style-name="P6" draw:layer="layout" svg:width="7.214cm" svg:height="2.337cm" svg:x="9.786cm" svg:y="9.43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4" draw:layer="layout" svg:width="20.023cm" svg:height="6.182cm" svg:x="3.772cm" svg:y="3.25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1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draw:frame draw:style-name="gr3" draw:text-style-name="P6" draw:layer="layout" svg:width="12.549cm" svg:height="4.779cm" svg:x="12.651cm" svg:y="6.42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" draw:text-style-name="P4" draw:layer="layout" svg:width="13.7cm" svg:height="3.608cm" svg:x="1.68cm" svg:y="3.39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3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draw:frame draw:style-name="gr3" draw:text-style-name="P6" draw:layer="layout" svg:width="10.133cm" svg:height="2.949cm" svg:x="15.667cm" svg:y="4.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4" draw:layer="layout" svg:width="13.335cm" svg:height="5.315cm" svg:x="1.8cm" svg:y="3.25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°2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draw:frame draw:style-name="gr2" draw:text-style-name="P4" draw:layer="layout" svg:width="12.152cm" svg:height="4.983cm" svg:x="1.6cm" svg:y="3.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6" draw:layer="layout" svg:width="8.963cm" svg:height="2.337cm" svg:x="15.8cm" svg:y="4.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text-style-name="P3" draw:layer="layout" svg:width="25.199cm" svg:height="2.629cm" svg:x="1.401cm" svg:y="6.4cm" presentation:class="title" presentation:user-transformed="true">
          <draw:text-box>
            <text:p>Fi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Monsieur SZCZEBARA</meta:initial-creator>
    <meta:creation-date>2020-02-04T06:48:40.532000000</meta:creation-date>
    <dc:date>2021-09-30T06:34:18.155000000</dc:date>
    <meta:editing-duration>PT1H27M53S</meta:editing-duration>
    <meta:editing-cycles>18</meta:editing-cycles>
    <meta:generator>LibreOffice/6.4.7.2$Windows_X86_64 LibreOffice_project/639b8ac485750d5696d7590a72ef1b496725cfb5</meta:generator>
    <meta:document-statistic meta:object-count="87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On multiplie une valeur par </mtext>
            <mn>1,3</mn>
          </mrow>
        </mtd>
      </mtr>
      <mtr>
        <mtd>
          <mtext>De quel pourcentage cette</mtext>
        </mtd>
      </mtr>
      <mtr>
        <mtd>
          <mtext>valeur augmente-t-elle ?</mtext>
        </mtd>
      </mtr>
    </mtable>
    <annotation encoding="StarMath 5.0">"On multiplie une valeur par "1,3 newline "De quel pourcentage cette" newline 
"valeur augmente-t-elle ?"</annotation>
  </semantics>
</math>
</file>

<file path=Object 11/content.xml><?xml version="1.0" encoding="utf-8"?>
<math xmlns="http://www.w3.org/1998/Math/MathML" display="block">
  <semantics>
    <mtable>
      <mtr>
        <mtd>
          <mrow>
            <mtext/>
            <mrow>
              <mo fence="true" stretchy="false">(</mo>
              <mrow>
                <msub>
                  <mi>u</mi>
                  <mi>n</mi>
                </msub>
              </mrow>
              <mo fence="true" stretchy="false">)</mo>
            </mrow>
            <mtext>est une suite géométrique</mtext>
          </mrow>
        </mtd>
      </mtr>
      <mtr>
        <mtd>
          <mrow>
            <mtext>de premier terme </mtext>
            <mrow>
              <msub>
                <mi>u</mi>
                <mn>0</mn>
              </msub>
              <mo stretchy="false">=</mo>
              <mn>1,5</mn>
            </mrow>
            <mtext> et</mtext>
          </mrow>
        </mtd>
      </mtr>
      <mtr>
        <mtd>
          <mrow>
            <mtext>de raison </mtext>
            <mrow>
              <mi>r</mi>
              <mo stretchy="false">=</mo>
              <mn>4.</mn>
            </mrow>
          </mrow>
        </mtd>
      </mtr>
      <mtr>
        <mtd>
          <mrow>
            <mtext>Exprimer </mtext>
            <msub>
              <mi>u</mi>
              <mi>n</mi>
            </msub>
            <mtext> en fonction de </mtext>
            <mi>n</mi>
            <mi>.</mi>
          </mrow>
        </mtd>
      </mtr>
    </mtable>
    <annotation encoding="StarMath 5.0">""( u_n ) "est une suite géométrique" newline 
"de premier terme "u_0=1,5" et" newline
"de raison "r=4. newline
"Exprimer "u_n" en fonction de "n.</annotation>
  </semantics>
</math>
</file>

<file path=Object 12/content.xml><?xml version="1.0" encoding="utf-8"?>
<math xmlns="http://www.w3.org/1998/Math/MathML" display="block">
  <semantics>
    <mstyle color="green">
      <mi mathvariant="italic">croissante</mi>
    </mstyle>
    <annotation encoding="StarMath 5.0">color green {croissante}</annotation>
  </semantics>
</math>
</file>

<file path=Object 13/content.xml><?xml version="1.0" encoding="utf-8"?>
<math xmlns="http://www.w3.org/1998/Math/MathML" display="block">
  <semantics>
    <mtable>
      <mtr>
        <mtd>
          <mrow>
            <mtext>Soit </mtext>
            <mi>f</mi>
            <mtext> définie sur </mtext>
            <mi mathvariant="normal">ℝ</mi>
          </mrow>
        </mtd>
      </mtr>
      <mtr>
        <mtd>
          <mrow>
            <mtext>par </mtext>
            <mi>f</mi>
            <mrow>
              <mo fence="true" stretchy="false">(</mo>
              <mrow>
                <mi>x</mi>
              </mrow>
              <mo fence="true" stretchy="false">)</mo>
            </mrow>
            <mrow>
              <mtext> </mtext>
              <mo stretchy="false">=</mo>
              <mtext> </mtext>
            </mrow>
            <mn>2</mn>
            <mrow>
              <mo fence="true" stretchy="false">(</mo>
              <mrow>
                <mrow>
                  <mi>x</mi>
                  <mo stretchy="false">−</mo>
                  <mn>3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+</mo>
                  <mn>5</mn>
                </mrow>
              </mrow>
              <mo fence="true" stretchy="false">)</mo>
            </mrow>
          </mrow>
        </mtd>
      </mtr>
      <mtr>
        <mtd>
          <mrow>
            <mtext>   Donner les racines de </mtext>
            <mi>f</mi>
          </mrow>
        </mtd>
      </mtr>
    </mtable>
    <annotation encoding="StarMath 5.0">"Soit "f" définie sur " %Ux211D newline
"par "f( x )" "=" "2( x-3 )( x+5 ) newline 
"   Donner les racines de "f</annotation>
  </semantics>
</math>
</file>

<file path=Object 15/content.xml><?xml version="1.0" encoding="utf-8"?>
<math xmlns="http://www.w3.org/1998/Math/MathML" display="block">
  <semantics>
    <mstyle color="green">
      <mrow>
        <mrow>
          <mo stretchy="false">−</mo>
          <mn>5</mn>
        </mrow>
        <mtext> et </mtext>
        <mn>3</mn>
      </mrow>
    </mstyle>
    <annotation encoding="StarMath 5.0">
color green{ -5" et "3 }</annotation>
  </semantics>
</math>
</file>

<file path=Object 17/content.xml><?xml version="1.0" encoding="utf-8"?>
<math xmlns="http://www.w3.org/1998/Math/MathML" display="block">
  <semantics>
    <mtable>
      <mtr>
        <mtd>
          <mstyle color="green">
            <mtext>Elle augmente</mtext>
          </mstyle>
        </mtd>
      </mtr>
      <mtr>
        <mtd>
          <mstyle color="green">
            <mrow>
              <mtext>de </mtext>
              <mn>30</mn>
              <mtext>%</mtext>
              <mn>.</mn>
            </mrow>
          </mstyle>
        </mtd>
      </mtr>
    </mtable>
    <annotation encoding="StarMath 5.0">color green{"Elle augmente"}newline color green{"de "30%.}</annotation>
  </semantics>
</math>
</file>

<file path=Object 18/content.xml><?xml version="1.0" encoding="utf-8"?>
<math xmlns="http://www.w3.org/1998/Math/MathML" display="block">
  <semantics>
    <mstyle color="green">
      <mrow>
        <msub>
          <mi>u</mi>
          <mi>n</mi>
        </msub>
        <mo stretchy="false">=</mo>
        <mrow>
          <mn>1,5</mn>
          <mo stretchy="false">×</mo>
          <msup>
            <mn>4</mn>
            <mi>n</mi>
          </msup>
        </mrow>
      </mrow>
    </mstyle>
    <annotation encoding="StarMath 5.0">color green {u_n=1,5times 4^n}</annotation>
  </semantics>
</math>
</file>

<file path=Object 2/content.xml><?xml version="1.0" encoding="utf-8"?>
<math xmlns="http://www.w3.org/1998/Math/MathML" display="block">
  <semantics>
    <mtable>
      <mtr>
        <mtd>
          <mrow>
            <mtext/>
            <mrow>
              <mo fence="true" stretchy="false">(</mo>
              <mrow>
                <msub>
                  <mi>u</mi>
                  <mi>n</mi>
                </msub>
              </mrow>
              <mo fence="true" stretchy="false">)</mo>
            </mrow>
            <mtext>est une suite géométrique</mtext>
          </mrow>
        </mtd>
      </mtr>
      <mtr>
        <mtd>
          <mrow>
            <mtext>de premier terme </mtext>
            <mrow>
              <msub>
                <mi>u</mi>
                <mn>0</mn>
              </msub>
              <mo stretchy="false">=</mo>
              <mn>1,5</mn>
            </mrow>
            <mtext> et</mtext>
          </mrow>
        </mtd>
      </mtr>
      <mtr>
        <mtd>
          <mrow>
            <mtext>de raison </mtext>
            <mrow>
              <mi>r</mi>
              <mo stretchy="false">=</mo>
              <mn>4.</mn>
            </mrow>
          </mrow>
        </mtd>
      </mtr>
      <mtr>
        <mtd>
          <mrow>
            <mtext>Exprimer </mtext>
            <msub>
              <mi>u</mi>
              <mi>n</mi>
            </msub>
            <mtext> en fonction de </mtext>
            <mi>n</mi>
            <mi>.</mi>
          </mrow>
        </mtd>
      </mtr>
    </mtable>
    <annotation encoding="StarMath 5.0">""( u_n ) "est une suite géométrique" newline 
"de premier terme "u_0=1,5" et" newline
"de raison "r=4. newline
"Exprimer "u_n" en fonction de "n.</annotation>
  </semantics>
</math>
</file>

<file path=Object 3/content.xml><?xml version="1.0" encoding="utf-8"?>
<math xmlns="http://www.w3.org/1998/Math/MathML" display="block">
  <semantics>
    <mtable>
      <mtr>
        <mtd>
          <mtext>une suite arithmétique</mtext>
        </mtd>
      </mtr>
      <mtr>
        <mtd>
          <mrow>
            <mtext>de premier terme </mtext>
            <mrow>
              <msub>
                <mi>v</mi>
                <mn>0</mn>
              </msub>
              <mo stretchy="false">=</mo>
              <mn>3,2</mn>
            </mrow>
            <mtext> et</mtext>
          </mrow>
        </mtd>
      </mtr>
      <mtr>
        <mtd>
          <mrow>
            <mtext>de raison </mtext>
            <mrow>
              <mi>q</mi>
              <mo stretchy="false">=</mo>
              <mn>5</mn>
            </mrow>
            <mtext> est-elle</mtext>
          </mrow>
        </mtd>
      </mtr>
      <mtr>
        <mtd>
          <mtext>croissante ou décroissante ?</mtext>
        </mtd>
      </mtr>
    </mtable>
    <annotation encoding="StarMath 5.0">"une suite arithmétique" newline 
"de premier terme "v_0=3,2" et" newline
"de raison "q=5" est-elle" newline
"croissante ou décroissante ?"</annotation>
  </semantics>
</math>
</file>

<file path=Object 4/content.xml><?xml version="1.0" encoding="utf-8"?>
<math xmlns="http://www.w3.org/1998/Math/MathML" display="block">
  <semantics>
    <mtable>
      <mtr>
        <mtd>
          <mtext>Un prix diminue de 20%</mtext>
        </mtd>
      </mtr>
      <mtr>
        <mtd>
          <mtext>Par quel nombre est</mtext>
        </mtd>
      </mtr>
      <mtr>
        <mtd>
          <mtext>multiplié ce prix ?</mtext>
        </mtd>
      </mtr>
    </mtable>
    <annotation encoding="StarMath 5.0">"Un prix diminue de 20%"newline
"Par quel nombre est"newline"multiplié ce prix ?"</annotation>
  </semantics>
</math>
</file>

<file path=Object 5/content.xml><?xml version="1.0" encoding="utf-8"?>
<math xmlns="http://www.w3.org/1998/Math/MathML" display="block">
  <semantics>
    <mtable>
      <mtr>
        <mtd>
          <mrow>
            <mtext>Soit </mtext>
            <mi>f</mi>
            <mtext> définie sur </mtext>
            <mi mathvariant="normal">ℝ</mi>
          </mrow>
        </mtd>
      </mtr>
      <mtr>
        <mtd>
          <mrow>
            <mtext>par </mtext>
            <mi>f</mi>
            <mrow>
              <mo fence="true" stretchy="false">(</mo>
              <mrow>
                <mi>x</mi>
              </mrow>
              <mo fence="true" stretchy="false">)</mo>
            </mrow>
            <mrow>
              <mtext> </mtext>
              <mo stretchy="false">=</mo>
              <mtext> </mtext>
            </mrow>
            <mn>2</mn>
            <mrow>
              <mo fence="true" stretchy="false">(</mo>
              <mrow>
                <mrow>
                  <mi>x</mi>
                  <mo stretchy="false">−</mo>
                  <mn>3</mn>
                </mrow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+</mo>
                  <mn>5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text>   Donner les racines de </mtext>
            <mi>f</mi>
          </mrow>
        </mtd>
      </mtr>
    </mtable>
    <annotation encoding="StarMath 5.0">"Soit "f" définie sur " %Ux211D newline
"par "f( x )" "=" "2( x-3 )( x+5 ) newline newline
"   Donner les racines de "f</annotation>
  </semantics>
</math>
</file>

<file path=Object 6/content.xml><?xml version="1.0" encoding="utf-8"?>
<math xmlns="http://www.w3.org/1998/Math/MathML" display="block">
  <semantics>
    <mtable>
      <mtr>
        <mtd>
          <mrow>
            <mtext>On multiplie une valeur par </mtext>
            <mn>1,3</mn>
          </mrow>
        </mtd>
      </mtr>
      <mtr>
        <mtd>
          <mtext>De quel pourcentage cette</mtext>
        </mtd>
      </mtr>
      <mtr>
        <mtd>
          <mtext>valeur augmente-t-elle ?</mtext>
        </mtd>
      </mtr>
    </mtable>
    <annotation encoding="StarMath 5.0">"On multiplie une valeur par "1,3 newline "De quel pourcentage cette" newline 
"valeur augmente-t-elle ?"</annotation>
  </semantics>
</math>
</file>

<file path=Object 7/content.xml><?xml version="1.0" encoding="utf-8"?>
<math xmlns="http://www.w3.org/1998/Math/MathML" display="block">
  <semantics>
    <mtable>
      <mtr>
        <mtd>
          <mtext>une suite arithmétique</mtext>
        </mtd>
      </mtr>
      <mtr>
        <mtd>
          <mrow>
            <mtext>de premier terme </mtext>
            <mrow>
              <msub>
                <mi>v</mi>
                <mn>0</mn>
              </msub>
              <mo stretchy="false">=</mo>
              <mn>3,2</mn>
            </mrow>
            <mtext> et</mtext>
          </mrow>
        </mtd>
      </mtr>
      <mtr>
        <mtd>
          <mrow>
            <mtext>de raison </mtext>
            <mrow>
              <mi>q</mi>
              <mo stretchy="false">=</mo>
              <mn>5</mn>
            </mrow>
            <mtext> est-elle</mtext>
          </mrow>
        </mtd>
      </mtr>
      <mtr>
        <mtd>
          <mtext>croissante ou décroissante ?</mtext>
        </mtd>
      </mtr>
    </mtable>
    <annotation encoding="StarMath 5.0">"une suite arithmétique" newline 
"de premier terme "v_0=3,2" et" newline
"de raison "q=5" est-elle" newline
"croissante ou décroissante ?"</annotation>
  </semantics>
</math>
</file>

<file path=Object 8/content.xml><?xml version="1.0" encoding="utf-8"?>
<math xmlns="http://www.w3.org/1998/Math/MathML" display="block">
  <semantics>
    <mtable>
      <mtr>
        <mtd>
          <mtext>Un prix diminue de 20%</mtext>
        </mtd>
      </mtr>
      <mtr>
        <mtd>
          <mtext>Par quel nombre est</mtext>
        </mtd>
      </mtr>
      <mtr>
        <mtd>
          <mtext>multiplié ce prix ?</mtext>
        </mtd>
      </mtr>
    </mtable>
    <annotation encoding="StarMath 5.0">"Un prix diminue de 20%"newline
"Par quel nombre est"newline"multiplié ce prix ?"</annotation>
  </semantics>
</math>
</file>

<file path=Object 9/content.xml><?xml version="1.0" encoding="utf-8"?>
<math xmlns="http://www.w3.org/1998/Math/MathML" display="block">
  <semantics>
    <mstyle color="green">
      <mn>0,8</mn>
    </mstyle>
    <annotation encoding="StarMath 5.0">color green{0,8}</annotation>
  </semantics>
</math>
</file>